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8.33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514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7.06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6.922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736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9.60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4" style:family="paragraph">
      <loext:graphic-properties draw:fill="none" draw:fill-color="#ffffff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text-underline-style="none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1.27cm" svg:x="2.27cm" svg:y="3.54cm">
          <text:p text:style-name="P1"><text:span text:style-name="T1">file_pa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27cm" svg:x="7.35cm" svg:y="3.54cm">
          <text:p text:style-name="P1"><text:span text:style-name="T1">file_has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27cm" svg:x="12.43cm" svg:y="3.54cm">
          <text:p text:style-name="P1"><text:span text:style-name="T1">last_modified_timesta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27cm" svg:x="2.27cm" svg:y="4.8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27cm" svg:x="7.35cm" svg:y="4.8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27cm" svg:x="12.43cm" svg:y="4.81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587cm" svg:height="0.962cm" svg:x="2.27cm" svg:y="2.27cm">
          <draw:text-box>
            <text:p text:style-name="P3"><text:span text:style-name="T2">data_sources</text:span></text:p>
          </draw:text-box>
        </draw:frame>
        <draw:custom-shape draw:style-name="gr4" draw:text-style-name="P5" draw:layer="layout" svg:width="1.27cm" svg:height="5.08cm" draw:transform="rotate (1.5707963267949) translate (2.27cm 7.98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4.526cm" svg:height="0.878cm" svg:x="2.57cm" svg:y="8.12cm">
          <draw:text-box>
            <text:p text:style-name="P6"><text:span text:style-name="T1">Primärschlüssel</text:span></text:p>
          </draw:text-box>
        </draw:frame>
        <draw:custom-shape draw:style-name="gr6" draw:text-style-name="P2" draw:layer="layout" svg:width="7.62cm" svg:height="1.27cm" svg:x="2.27cm" svg:y="12.43cm">
          <text:p text:style-name="P1"><text:span text:style-name="T1">device_hardware_add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27cm" svg:x="9.89cm" svg:y="12.43cm">
          <text:p text:style-name="P1"><text:span text:style-name="T1">device_nam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62cm" svg:height="1.27cm" svg:x="2.27cm" svg:y="13.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27cm" svg:x="9.89cm" svg:y="13.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872cm" svg:height="0.962cm" svg:x="2.27cm" svg:y="11.16cm">
          <draw:text-box>
            <text:p text:style-name="P3"><text:span text:style-name="T2">bluetooth_sync_devices</text:span></text:p>
          </draw:text-box>
        </draw:frame>
        <draw:custom-shape draw:style-name="gr7" draw:text-style-name="P5" draw:layer="layout" svg:width="1.27cm" svg:height="7.62cm" draw:transform="rotate (1.5707963267949) translate (2.27cm 16.87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4.515cm" svg:height="0.878cm" svg:x="3.87cm" svg:y="17.01cm">
          <draw:text-box>
            <text:p text:style-name="P6"><text:span text:style-name="T1">Primärschlüssel</text:span></text:p>
          </draw:text-box>
        </draw:frame>
        <draw:custom-shape draw:style-name="gr6" draw:text-style-name="P2" draw:layer="layout" svg:width="7.62cm" svg:height="1.27cm" svg:x="2.27cm" svg:y="21.32cm">
          <text:p text:style-name="P1"><text:span text:style-name="T1">source_hardware_addres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27cm" svg:x="9.89cm" svg:y="21.32cm">
          <text:p text:style-name="P1"><text:span text:style-name="T1">file_pat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27cm" svg:x="14.97cm" svg:y="21.32cm">
          <text:p text:style-name="P1"><text:span text:style-name="T1">last_received_version_timestamp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62cm" svg:height="1.27cm" svg:x="2.27cm" svg:y="22.5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1.27cm" svg:x="9.89cm" svg:y="22.5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27cm" svg:x="14.97cm" svg:y="22.5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3cm" svg:height="0.962cm" svg:x="2.27cm" svg:y="20.05cm">
          <draw:text-box>
            <text:p text:style-name="P3"><text:span text:style-name="T2">received_sync_items</text:span></text:p>
          </draw:text-box>
        </draw:frame>
        <draw:custom-shape draw:style-name="gr8" draw:text-style-name="P5" draw:layer="layout" svg:width="1.27cm" svg:height="12.7cm" draw:transform="rotate (1.5707963267949) translate (2.27cm 25.76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4.526cm" svg:height="0.878cm" svg:x="6.37cm" svg:y="25.9cm">
          <draw:text-box>
            <text:p text:style-name="P6"><text:span text:style-name="T1">Primärschlüssel</text:span></text:p>
          </draw:text-box>
        </draw:frame>
        <draw:custom-shape draw:style-name="gr9" draw:text-style-name="P2" draw:layer="layout" svg:width="10.16cm" svg:height="1.27cm" svg:x="23.86cm" svg:y="21.32cm">
          <text:p text:style-name="P1"><text:span text:style-name="T1">last_incorporated_version_timestamp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16cm" svg:height="1.27cm" svg:x="23.86cm" svg:y="22.59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27cm" svg:x="2.27cm" svg:y="30.213cm">
          <text:p text:style-name="P1"><text:span text:style-name="T1">destination_hardware_addres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1cm" svg:height="1.27cm" svg:x="11.16cm" svg:y="30.213cm">
          <text:p text:style-name="P1"><text:span text:style-name="T1">file_pat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27cm" svg:x="14.97cm" svg:y="30.213cm">
          <text:p text:style-name="P1"><text:span text:style-name="T1">last_sent_version_timestam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27cm" svg:x="2.27cm" svg:y="31.48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81cm" svg:height="1.27cm" svg:x="11.16cm" svg:y="31.48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.27cm" svg:x="14.97cm" svg:y="31.483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6.873cm" svg:height="0.962cm" svg:x="2.27cm" svg:y="28.943cm">
          <draw:text-box>
            <text:p text:style-name="P3"><text:span text:style-name="T2">received_sync_items</text:span></text:p>
          </draw:text-box>
        </draw:frame>
        <draw:custom-shape draw:style-name="gr8" draw:text-style-name="P5" draw:layer="layout" svg:width="1.27cm" svg:height="12.7cm" draw:transform="rotate (1.5707963267949) translate (2.27cm 34.658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4.526cm" svg:height="0.878cm" svg:x="6.37cm" svg:y="34.793cm">
          <draw:text-box>
            <text:p text:style-name="P6"><text:span text:style-name="T1">Primärschlüss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37.8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0:48:25.560643586</meta:creation-date>
    <dc:date>2018-01-06T19:47:09.164155725</dc:date>
    <meta:editing-duration>PT58M22S</meta:editing-duration>
    <meta:editing-cycles>7</meta:editing-cycles>
    <meta:generator>LibreOffice/5.1.6.2$Linux_X86_64 LibreOffice_project/10m0$Build-2</meta:generator>
    <meta:document-statistic meta:object-count="36"/>
  </office:meta>
</office:document-meta>
</file>